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" style:family="table">
      <style:table-properties style:width="25.171cm" fo:margin-left="0.332cm" fo:margin-right="0.198cm" table:align="margins"/>
    </style:style>
    <style:style style:name="Tableau.A" style:family="table-column">
      <style:table-column-properties style:column-width="3.307cm" style:rel-column-width="1875*"/>
    </style:style>
    <style:style style:name="Tableau.B" style:family="table-column">
      <style:table-column-properties style:column-width="3.69cm" style:rel-column-width="2092*"/>
    </style:style>
    <style:style style:name="Tableau.C" style:family="table-column">
      <style:table-column-properties style:column-width="3.655cm" style:rel-column-width="2072*"/>
    </style:style>
    <style:style style:name="Tableau.D" style:family="table-column">
      <style:table-column-properties style:column-width="3.692cm" style:rel-column-width="2093*"/>
    </style:style>
    <style:style style:name="Tableau.G" style:family="table-column">
      <style:table-column-properties style:column-width="3.482cm" style:rel-column-width="1974*"/>
    </style:style>
    <style:style style:name="Tableau.1" style:family="table-row">
      <style:table-row-properties style:min-row-height="1.845cm"/>
    </style:style>
    <style:style style:name="Tableau.B1" style:family="table-cell">
      <style:table-cell-properties style:vertical-align="middle"/>
    </style:style>
    <style:style style:name="Tableau.2" style:family="table-row">
      <style:table-row-properties style:min-row-height="1.88cm"/>
    </style:style>
    <style:style style:name="Tableau.3" style:family="table-row">
      <style:table-row-properties style:min-row-height="1.951cm"/>
    </style:style>
    <style:style style:name="Tableau.4" style:family="table-row">
      <style:table-row-properties style:min-row-height="1.808cm"/>
    </style:style>
    <style:style style:name="Tableau.7" style:family="table-row">
      <style:table-row-properties style:min-row-height="2.018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T1" style:family="text">
      <style:text-properties style:text-position="super 58%"/>
    </style:style>
    <style:style style:name="T2" style:family="text">
      <style:text-properties style:font-name="Times New Roman1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able:table table:name="Tableau" table:style-name="Tableau">
        <table:table-column table:style-name="Tableau.A"/>
        <table:table-column table:style-name="Tableau.B"/>
        <table:table-column table:style-name="Tableau.C"/>
        <table:table-column table:style-name="Tableau.D"/>
        <table:table-column table:style-name="Tableau.C"/>
        <table:table-column table:style-name="Tableau.B"/>
        <table:table-column table:style-name="Tableau.G"/>
        <table:table-row table:style-name="Tableau.1">
          <table:table-cell office:value-type="string">
            <text:p text:style-name="Table_20_Contents"/>
          </table:table-cell>
          <table:table-cell table:style-name="Tableau.B1" office:value-type="string">
            <text:p text:style-name="P1">Backlog</text:p>
            <text:p text:style-name="P1">1<text:span text:style-name="T1">ère</text:span> Partie</text:p>
          </table:table-cell>
          <table:table-cell table:style-name="Tableau.B1" office:value-type="string">
            <text:p text:style-name="P1">Introduction GitHub</text:p>
            <text:p text:style-name="P1">2<text:span text:style-name="T1">ème</text:span> Partie</text:p>
          </table:table-cell>
          <table:table-cell table:style-name="Tableau.B1" office:value-type="string">
            <text:p text:style-name="P1">Apprentissage GitHub</text:p>
            <text:p text:style-name="P1">3<text:span text:style-name="T1">ème</text:span> Partie</text:p>
          </table:table-cell>
          <table:table-cell table:style-name="Tableau.B1" office:value-type="string">
            <text:p text:style-name="P1">Utilisation GitHub</text:p>
            <text:p text:style-name="P1">4<text:span text:style-name="T1">ème </text:span>Partie</text:p>
          </table:table-cell>
          <table:table-cell table:style-name="Tableau.B1" office:value-type="string">
            <text:p text:style-name="P1">Présentation</text:p>
            <text:p text:style-name="P1">5<text:span text:style-name="T1">ème</text:span> Partie</text:p>
          </table:table-cell>
          <table:table-cell table:style-name="Tableau.B1" office:value-type="string">
            <text:p text:style-name="P1">Notation</text:p>
            <text:p text:style-name="P1">6<text:span text:style-name="T1">ème</text:span> Partie</text:p>
          </table:table-cell>
        </table:table-row>
        <table:table-row table:style-name="Tableau.2">
          <table:table-cell table:style-name="Tableau.B1" office:value-type="string">
            <text:p text:style-name="P1">Anthony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office:value-type="string">
            <text:p text:style-name="Table_20_Contents"/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</table:table-row>
        <table:table-row table:style-name="Tableau.3">
          <table:table-cell table:style-name="Tableau.B1" office:value-type="string">
            <text:p text:style-name="P1">Mathéo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</table:table-row>
        <table:table-row table:style-name="Tableau.4">
          <table:table-cell table:style-name="Tableau.B1" office:value-type="string">
            <text:p text:style-name="P1">Pierre-François</text:p>
          </table:table-cell>
          <table:table-cell office:value-type="string">
            <text:p text:style-name="Table_20_Contents"/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office:value-type="string">
            <text:p text:style-name="Table_20_Contents"/>
          </table:table-cell>
          <table:table-cell table:style-name="Tableau.B1" office:value-type="string">
            <text:p text:style-name="P2"><text:span text:style-name="T2">●</text:span></text:p>
          </table:table-cell>
        </table:table-row>
        <table:table-row table:style-name="Tableau.1">
          <table:table-cell table:style-name="Tableau.B1" office:value-type="string">
            <text:p text:style-name="P1">William</text:p>
          </table:table-cell>
          <table:table-cell office:value-type="string">
            <text:p text:style-name="Table_20_Contents"/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office:value-type="string">
            <text:p text:style-name="Table_20_Contents"/>
          </table:table-cell>
          <table:table-cell table:style-name="Tableau.B1" office:value-type="string">
            <text:p text:style-name="P2"><text:span text:style-name="T2">●</text:span></text:p>
          </table:table-cell>
        </table:table-row>
        <table:table-row table:style-name="Tableau.3">
          <table:table-cell table:style-name="Tableau.B1" office:value-type="string">
            <text:p text:style-name="P1">Thomas Brisse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</table:table-row>
        <table:table-row table:style-name="Tableau.7">
          <table:table-cell table:style-name="Tableau.B1" office:value-type="string">
            <text:p text:style-name="P1">Thomas Evreart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table:style-name="Tableau.B1" office:value-type="string">
            <text:p text:style-name="P2"><text:span text:style-name="T2">●</text:span></text:p>
          </table:table-cell>
          <table:table-cell table:style-name="Tableau.B1" office:value-type="string">
            <text:p text:style-name="P2"><text:span text:style-name="T2">●</text:span></text:p>
          </table:table-cell>
          <table:table-cell office:value-type="string">
            <text:p text:style-name="Table_20_Contents"/>
          </table:table-cell>
          <table:table-cell table:style-name="Tableau.B1" office:value-type="string">
            <text:p text:style-name="P2"><text:span text:style-name="T2">●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do na bando</meta:initial-creator>
    <meta:creation-date>2016-09-20T02:27:35.87</meta:creation-date>
    <meta:document-statistic meta:table-count="1" meta:image-count="0" meta:object-count="0" meta:page-count="1" meta:paragraph-count="42" meta:word-count="53" meta:character-count="236"/>
    <dc:date>2016-09-20T03:53:27.75</dc:date>
    <dc:creator>bando na bando</dc:creator>
    <meta:editing-duration>PT1H25M52S</meta:editing-duration>
    <meta:editing-cycles>1</meta:editing-cycles>
    <meta:generator>OpenOffice/4.1.2$Win32 OpenOffice.org_project/412m3$Build-9782</meta:generator>
  </office:meta>
</office:document-meta>
</file>